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/>
    <style:font-face style:name="Ubuntu" svg:font-family="Ubuntu"/>
  </office:font-face-decls>
  <office:automatic-styles>
    <style:style style:name="co1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3.26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0.4665in"/>
    </style:style>
    <style:style style:name="co9" style:family="table-column">
      <style:table-column-properties fo:break-before="auto" style:column-width="1.1165in"/>
    </style:style>
    <style:style style:name="co10" style:family="table-column">
      <style:table-column-properties fo:break-before="auto" style:column-width="0.4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52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4752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0835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5" style:family="table-cell" style:parent-style-name="Default" style:data-style-name="N0"/>
    <style:style style:name="ce14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5" style:family="table-cell" style:parent-style-name="Default" style:data-style-name="N121">
      <style:table-cell-properties fo:background-color="#eeeeee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11" style:family="table-cell" style:parent-style-name="Default" style:data-style-name="N0">
      <style:table-cell-properties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23" style:family="table-cell" style:parent-style-name="Default" style:data-style-name="N0">
      <style:table-cell-properties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6" style:family="table-cell" style:parent-style-name="Default" style:data-style-name="N0">
      <style:table-cell-properties fo:background-color="#eeeeee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12" style:family="table-cell" style:parent-style-name="ConditionalStyle_5f_1_20_1" style:data-style-name="N0">
      <style:table-cell-properties fo:background-color="#dddddd" style:cell-protect="protected" style:print-content="true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end"/>
      <style:text-properties style:font-name="Ubuntu" fo:font-size="8pt" style:font-name-asian="Ubuntu" style:font-size-asian="8pt" style:font-name-complex="Ubuntu" style:font-size-complex="8pt"/>
    </style:style>
    <style:style style:name="ce4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28" style:family="table-cell" style:parent-style-name="Default" style:data-style-name="N11">
      <style:table-cell-properties fo:background-color="#eeeeee" fo:border="0.06pt solid #000000" style:vertical-align="middle"/>
      <style:text-properties style:font-name="Ubuntu" fo:font-size="8pt" style:text-underline-style="solid" style:text-underline-width="auto" style:text-underline-color="font-color" style:font-name-asian="Ubuntu" style:font-size-asian="8pt" style:font-name-complex="Ubuntu" style:font-size-complex="8pt"/>
    </style:style>
    <style:style style:name="ce7" style:family="table-cell" style:parent-style-name="Default" style:data-style-name="N11">
      <style:table-cell-properties fo:background-color="#eeeeee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37" style:family="table-cell" style:parent-style-name="Default" style:data-style-name="N11">
      <style:table-cell-properties fo:background-color="#dddddd" fo:border="0.06pt solid #000000" style:vertical-align="middle"/>
      <style:text-properties style:font-name="Ubuntu" fo:font-size="8pt" style:font-name-asian="Ubuntu" style:font-size-asian="8pt" style:font-name-complex="Ubuntu" style:font-size-complex="8pt"/>
      <style:map style:condition="cell-content()&gt;1" style:apply-style-name="cf4" style:base-cell-address="group.A1"/>
      <style:map style:condition="cell-content()=1" style:apply-style-name="cf3" style:base-cell-address="group.A1"/>
    </style:style>
    <style:style style:name="ce9" style:family="table-cell" style:parent-style-name="Default" style:data-style-name="N121">
      <style:table-cell-properties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8" style:family="table-cell" style:parent-style-name="Default" style:data-style-name="N0">
      <style:table-cell-properties style:vertical-align="middle"/>
      <style:text-properties style:font-name="Ubuntu" fo:font-size="8pt" style:text-underline-style="solid" style:text-underline-width="auto" style:text-underline-color="font-color" style:font-name-asian="Ubuntu" style:font-size-asian="8pt" style:font-name-complex="Ubuntu" style:font-size-complex="8pt"/>
    </style:style>
    <style:style style:name="ce10" style:family="table-cell" style:parent-style-name="Default" style:data-style-name="N121">
      <style:table-cell-properties style:vertical-align="middle"/>
      <style:text-properties style:font-name="Tlwg Typo" fo:font-size="8pt" style:font-name-asian="Tlwg Typo" style:font-size-asian="8pt" style:font-name-complex="Tlwg Typo" style:font-size-complex="8pt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38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24" style:family="table-cell" style:parent-style-name="Default" style:data-style-name="N0">
      <style:table-cell-properties fo:background-color="#81d41a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1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22" style:family="table-cell" style:parent-style-name="Default" style:data-style-name="N1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15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Ubuntu" fo:font-size="6pt" style:font-name-asian="Ubuntu" style:font-size-asian="6pt" style:font-name-complex="Ubuntu" style:font-size-complex="6pt"/>
    </style:style>
    <style:style style:name="ce17" style:family="table-cell" style:parent-style-name="Default" style:data-style-name="N121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4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  <style:map style:condition="cell-content()&lt;0" style:apply-style-name="cf4" style:base-cell-address="group.A1"/>
    </style:style>
    <style:style style:name="ce50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  <style:map style:condition="cell-content()&lt;0" style:apply-style-name="cf4" style:base-cell-address="group.A1"/>
    </style:style>
    <style:style style:name="ce51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  <style:map style:condition="cell-content()&gt;1" style:apply-style-name="cf4" style:base-cell-address="group.A1"/>
      <style:map style:condition="cell-content()=1" style:apply-style-name="cf3" style:base-cell-address="group.A1"/>
    </style:style>
    <style:style style:name="ce52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  <style:map style:condition="cell-content()&gt;1" style:apply-style-name="cf4" style:base-cell-address="group.A1"/>
      <style:map style:condition="cell-content()=1" style:apply-style-name="cf3" style:base-cell-address="group.A1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21" style:family="table-cell" style:parent-style-name="Default" style:data-style-name="N122">
      <style:table-cell-properties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5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3">
        <table:table-column table:style-name="co1" table:default-cell-style-name="ce23"/>
        <table:table-column table:style-name="co3" table:default-cell-style-name="ce23"/>
        <table:table-column table:style-name="co5" table:default-cell-style-name="ce23"/>
        <table:table-column table:style-name="co1" table:number-columns-repeated="1020" table:default-cell-style-name="ce23"/>
        <table:table-column table:style-name="co4" table:default-cell-style-name="ce23"/>
        <table:table-row table:style-name="ro2">
          <table:table-cell table:style-name="ce14" office:value-type="string" calcext:value-type="string" table:number-columns-spanned="3" table:number-rows-spanned="1">
            <text:p>so2g3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3" office:value-type="string" calcext:value-type="string">
            <text:p>NMec</text:p>
          </table:table-cell>
          <table:table-cell table:style-name="ce3" office:value-type="string" calcext:value-type="string">
            <text:p>Nome</text:p>
          </table:table-cell>
          <table:table-cell table:style-name="ce4" office:value-type="string" calcext:value-type="string">
            <text:p>Participação global</text:p>
          </table:table-cell>
          <table:table-cell table:number-columns-repeated="1021"/>
        </table:table-row>
        <table:table-row table:style-name="ro5">
          <table:table-cell table:style-name="ce5" office:value-type="float" office:value="103320" calcext:value-type="float">
            <text:p>103320</text:p>
          </table:table-cell>
          <table:table-cell table:style-name="ce6" office:value-type="string" calcext:value-type="string">
            <text:p>BRUNO FERREIRA GOMES</text:p>
          </table:table-cell>
          <table:table-cell table:style-name="ce2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5">
          <table:table-cell table:style-name="ce5" office:value-type="float" office:value="97640" calcext:value-type="float">
            <text:p>097640</text:p>
          </table:table-cell>
          <table:table-cell table:style-name="ce6" office:value-type="string" calcext:value-type="string">
            <text:p>FRANCISCO CARDITA NUNES NOVO</text:p>
          </table:table-cell>
          <table:table-cell table:style-name="ce7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5">
          <table:table-cell table:style-name="ce5" office:value-type="float" office:value="103185" calcext:value-type="float">
            <text:p>103185</text:p>
          </table:table-cell>
          <table:table-cell table:style-name="ce6" office:value-type="string" calcext:value-type="string">
            <text:p>GUILHERME DUARTE ALVES</text:p>
          </table:table-cell>
          <table:table-cell table:style-name="ce7" office:value-type="percentage" office:value="0.35" calcext:value-type="percentage">
            <text:p>35.00%</text:p>
          </table:table-cell>
          <table:table-cell/>
          <table:table-cell table:style-name="ce8"/>
          <table:table-cell table:number-columns-repeated="1019"/>
        </table:table-row>
        <table:table-row table:style-name="ro5">
          <table:table-cell table:style-name="ce5" office:value-type="float" office:value="102631" calcext:value-type="float">
            <text:p>102631</text:p>
          </table:table-cell>
          <table:table-cell table:style-name="ce6" office:value-type="string" calcext:value-type="string">
            <text:p>JOÃO BALSEIRO DE OLIVEIRA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9"/>
          <table:table-cell table:style-name="ce10"/>
          <table:table-cell table:style-name="ce9" table:number-columns-repeated="4"/>
          <table:table-cell table:number-columns-repeated="1015"/>
        </table:table-row>
        <table:table-row table:style-name="ro5">
          <table:table-cell table:style-name="ce5" office:value-type="float" office:value="98543" calcext:value-type="float">
            <text:p>098543</text:p>
          </table:table-cell>
          <table:table-cell table:style-name="ce6" office:value-type="string" calcext:value-type="string">
            <text:p>LUÍS PEDRO DA SILVA SOARES OLIVEIRA</text:p>
          </table:table-cell>
          <table:table-cell table:style-name="ce7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2" office:value-type="string" calcext:value-type="string">
            <text:p>Soma de controlo:</text:p>
          </table:table-cell>
          <table:table-cell table:style-name="ce37" table:formula="of:=SUM([.C3:.C7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oup.C8:group.C8">
            <calcext:condition calcext:apply-style-name="cf4" calcext:value="&gt;1" calcext:base-cell-address="group.A1"/>
            <calcext:condition calcext:apply-style-name="cf3" calcext:value="=1" calcext:base-cell-address="group.A1"/>
          </calcext:conditional-format>
        </calcext:conditional-formats>
      </table:table>
      <table:table table:name="participation" table:style-name="ta2">
        <table:table-column table:style-name="co6" table:default-cell-style-name="ce23"/>
        <table:table-column table:style-name="co7" table:default-cell-style-name="ce23"/>
        <table:table-column table:style-name="co8" table:default-cell-style-name="ce16"/>
        <table:table-column table:style-name="co9" table:number-columns-repeated="5" table:default-cell-style-name="ce16"/>
        <table:table-column table:style-name="co10" table:default-cell-style-name="ce16"/>
        <table:table-column table:style-name="co1" table:number-columns-repeated="1014" table:default-cell-style-name="ce23"/>
        <table:table-column table:style-name="co4" table:default-cell-style-name="Default"/>
        <table:table-row table:style-name="ro7">
          <table:table-cell table:style-name="ce3" table:number-columns-repeated="3"/>
          <table:table-cell table:style-name="ce15" table:formula="of:=IF([.D2]=&quot;---&quot;;&quot;---&quot;;VLOOKUP([.D2];[group.$A$3:.$B$7];2;0))" office:value-type="string" office:string-value="BRUNO FERREIRA GOMES" calcext:value-type="string">
            <text:p>BRUNO FERREIRA GOMES</text:p>
          </table:table-cell>
          <table:table-cell table:style-name="ce15" table:formula="of:=IF([.E2]=&quot;---&quot;;&quot;---&quot;;VLOOKUP([.E2];[group.$A$3:.$B$7];2;0))" office:value-type="string" office:string-value="FRANCISCO CARDITA NUNES NOVO" calcext:value-type="string">
            <text:p>FRANCISCO CARDITA NUNES NOVO</text:p>
          </table:table-cell>
          <table:table-cell table:style-name="ce15" table:formula="of:=IF([.F2]=&quot;---&quot;;&quot;---&quot;;VLOOKUP([.F2];[group.$A$3:.$B$7];2;0))" office:value-type="string" office:string-value="GUILHERME DUARTE ALVES" calcext:value-type="string">
            <text:p>GUILHERME DUARTE ALVES</text:p>
          </table:table-cell>
          <table:table-cell table:style-name="ce15" table:formula="of:=IF([.G2]=&quot;---&quot;;&quot;---&quot;;VLOOKUP([.G2];[group.$A$3:.$B$7];2;0))" office:value-type="string" office:string-value="JOÃO BALSEIRO DE OLIVEIRA" calcext:value-type="string">
            <text:p>JOÃO BALSEIRO DE OLIVEIRA</text:p>
          </table:table-cell>
          <table:table-cell table:style-name="ce15" table:formula="of:=IF([.H2]=&quot;---&quot;;&quot;---&quot;;VLOOKUP([.H2];[group.$A$3:.$B$7];2;0))" office:value-type="string" office:string-value="LUÍS PEDRO DA SILVA SOARES OLIVEIRA" calcext:value-type="string">
            <text:p>LUÍS PEDRO DA SILVA SOARES OLIVEIRA</text:p>
          </table:table-cell>
          <table:table-cell table:style-name="ce3"/>
          <table:table-cell table:style-name="ce16" table:number-columns-repeated="1014"/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Functions</text:p>
          </table:table-cell>
          <table:table-cell table:style-name="ce3" office:value-type="string" calcext:value-type="string">
            <text:p>Level</text:p>
          </table:table-cell>
          <table:table-cell table:style-name="ce17" table:formula="of:=IF([group.A3]=0;&quot;---&quot;;[group.A3])" office:value-type="float" office:value="103320" calcext:value-type="float">
            <text:p>103320</text:p>
          </table:table-cell>
          <table:table-cell table:style-name="ce17" table:formula="of:=IF([group.A4]=0;&quot;---&quot;;[group.A4])" office:value-type="float" office:value="97640" calcext:value-type="float">
            <text:p>097640</text:p>
          </table:table-cell>
          <table:table-cell table:style-name="ce17" table:formula="of:=IF([group.A5]=0;&quot;---&quot;;[group.A5])" office:value-type="float" office:value="103185" calcext:value-type="float">
            <text:p>103185</text:p>
          </table:table-cell>
          <table:table-cell table:style-name="ce17" table:formula="of:=IF([group.A6]=0;&quot;---&quot;;[group.A6])" office:value-type="float" office:value="102631" calcext:value-type="float">
            <text:p>102631</text:p>
          </table:table-cell>
          <table:table-cell table:style-name="ce17" table:formula="of:=IF([group.A7]=0;&quot;---&quot;;[group.A7])" office:value-type="float" office:value="98543" calcext:value-type="float">
            <text:p>098543</text:p>
          </table:table-cell>
          <table:table-cell table:style-name="ce3" office:value-type="string" calcext:value-type="string">
            <text:p>sum</text:p>
          </table:table-cell>
          <table:table-cell table:style-name="ce16" table:number-columns-repeated="1014"/>
          <table:table-cell/>
        </table:table-row>
        <table:table-row table:style-name="ro3">
          <table:table-cell table:style-name="ce36" office:value-type="string" calcext:value-type="string" table:number-columns-spanned="1" table:number-rows-spanned="9">
            <text:p>PCT</text:p>
          </table:table-cell>
          <table:table-cell table:style-name="ce11" office:value-type="string" calcext:value-type="string">
            <text:p>pctInit</text:p>
          </table:table-cell>
          <table:table-cell table:style-name="ce18" office:value-type="float" office:value="0" calcext:value-type="float">
            <text:p>0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3:.H3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pctTerm</text:p>
          </table:table-cell>
          <table:table-cell table:style-name="ce18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4:.H4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pctPrint</text:p>
          </table:table-cell>
          <table:table-cell table:style-name="ce18" office:value-type="float" office:value="4" calcext:value-type="float">
            <text:p>4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5:.H5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pctInsert</text:p>
          </table:table-cell>
          <table:table-cell table:style-name="ce18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6:.H6])" office:value-type="percentage" office:value="1" calcext:value-type="percentage">
            <text:p>100%</text:p>
          </table:table-cell>
          <table:table-cell/>
          <table:table-cell table:style-name="ce21"/>
          <table:table-cell table:number-columns-repeated="1013"/>
        </table:table-row>
        <table:table-row table:style-name="ro3">
          <table:covered-table-cell/>
          <table:table-cell table:style-name="ce11" office:value-type="string" calcext:value-type="string">
            <text:p>pctGetLifetime</text:p>
          </table:table-cell>
          <table:table-cell table:style-name="ce18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7:.H7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pctGetAddressSpaceProfile</text:p>
          </table:table-cell>
          <table:table-cell table:style-name="ce18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8:.H8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pctGetAddressSpaceMapping</text:p>
          </table:table-cell>
          <table:table-cell table:style-name="ce18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9:.H9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pctGetStateAsString</text:p>
          </table:table-cell>
          <table:table-cell table:style-name="ce18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10:.H10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pctUpdateState</text:p>
          </table:table-cell>
          <table:table-cell table:style-name="ce18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11:.H11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 table:number-columns-spanned="1" table:number-rows-spanned="6">
            <text:p>FEQ</text:p>
          </table:table-cell>
          <table:table-cell table:style-name="ce6" office:value-type="string" calcext:value-type="string">
            <text:p>feqInit</text:p>
          </table:table-cell>
          <table:table-cell table:style-name="ce22" office:value-type="float" office:value="0" calcext:value-type="float">
            <text:p>0</text:p>
          </table:table-cell>
          <table:table-cell table:style-name="ce50" table:number-columns-repeated="3"/>
          <table:table-cell table:style-name="ce50" office:value-type="percentage" office:value="1" calcext:value-type="percentage">
            <text:p>100%</text:p>
          </table:table-cell>
          <table:table-cell table:style-name="ce50"/>
          <table:table-cell table:style-name="ce52" table:formula="of:=SUM([.D12:.H12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feqTerm</text:p>
          </table:table-cell>
          <table:table-cell table:style-name="ce22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percentage" office:value="1" calcext:value-type="percentage">
            <text:p>100%</text:p>
          </table:table-cell>
          <table:table-cell table:style-name="ce50"/>
          <table:table-cell table:style-name="ce52" table:formula="of:=SUM([.D13:.H13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feqPrint</text:p>
          </table:table-cell>
          <table:table-cell table:style-name="ce22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percentage" office:value="1" calcext:value-type="percentage">
            <text:p>100%</text:p>
          </table:table-cell>
          <table:table-cell table:style-name="ce50"/>
          <table:table-cell table:style-name="ce52" table:formula="of:=SUM([.D14:.H14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feqInsert</text:p>
          </table:table-cell>
          <table:table-cell table:style-name="ce22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percentage" office:value="1" calcext:value-type="percentage">
            <text:p>100%</text:p>
          </table:table-cell>
          <table:table-cell table:style-name="ce50"/>
          <table:table-cell table:style-name="ce52" table:formula="of:=SUM([.D15:.H15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feqPop</text:p>
          </table:table-cell>
          <table:table-cell table:style-name="ce22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percentage" office:value="1" calcext:value-type="percentage">
            <text:p>100%</text:p>
          </table:table-cell>
          <table:table-cell table:style-name="ce50"/>
          <table:table-cell table:style-name="ce52" table:formula="of:=SUM([.D16:.H16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feqIsEmpty</text:p>
          </table:table-cell>
          <table:table-cell table:style-name="ce22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percentage" office:value="1" calcext:value-type="percentage">
            <text:p>100%</text:p>
          </table:table-cell>
          <table:table-cell table:style-name="ce50"/>
          <table:table-cell table:style-name="ce52" table:formula="of:=SUM([.D17:.H17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 table:number-columns-spanned="1" table:number-rows-spanned="6">
            <text:p>SWP</text:p>
          </table:table-cell>
          <table:table-cell table:style-name="ce11" office:value-type="string" calcext:value-type="string">
            <text:p>swpInit</text:p>
          </table:table-cell>
          <table:table-cell table:style-name="ce18" office:value-type="float" office:value="0" calcext:value-type="float">
            <text:p>0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4"/>
          <table:table-cell table:style-name="ce51" table:formula="of:=SUM([.D18:.H18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wpTerm</text:p>
          </table:table-cell>
          <table:table-cell table:style-name="ce18" office:value-type="float" office:value="2" calcext:value-type="float">
            <text:p>2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4"/>
          <table:table-cell table:style-name="ce51" table:formula="of:=SUM([.D19:.H19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wpPrint</text:p>
          </table:table-cell>
          <table:table-cell table:style-name="ce18" office:value-type="float" office:value="3" calcext:value-type="float">
            <text:p>3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4"/>
          <table:table-cell table:style-name="ce51" table:formula="of:=SUM([.D20:.H20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wpAdd</text:p>
          </table:table-cell>
          <table:table-cell table:style-name="ce18" office:value-type="float" office:value="2" calcext:value-type="float">
            <text:p>2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4"/>
          <table:table-cell table:style-name="ce51" table:formula="of:=SUM([.D21:.H21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wpPeek</text:p>
          </table:table-cell>
          <table:table-cell table:style-name="ce18" office:value-type="float" office:value="2" calcext:value-type="float">
            <text:p>2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4"/>
          <table:table-cell table:style-name="ce51" table:formula="of:=SUM([.D22:.H22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wpRemove</text:p>
          </table:table-cell>
          <table:table-cell table:style-name="ce18" office:value-type="float" office:value="3" calcext:value-type="float">
            <text:p>3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4"/>
          <table:table-cell table:style-name="ce51" table:formula="of:=SUM([.D23:.H23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8">
          <table:table-cell table:style-name="ce38" office:value-type="string" calcext:value-type="string" table:number-columns-spanned="1" table:number-rows-spanned="9">
            <text:p>MEM</text:p>
          </table:table-cell>
          <table:table-cell table:style-name="ce6" office:value-type="string" calcext:value-type="string">
            <text:p>memInit</text:p>
          </table:table-cell>
          <table:table-cell table:style-name="ce22" office:value-type="string" calcext:value-type="string">
            <text:p>1+1+2</text:p>
          </table:table-cell>
          <table:table-cell table:style-name="ce50"/>
          <table:table-cell table:style-name="ce50" office:value-type="percentage" office:value="1" calcext:value-type="percentage">
            <text:p>100%</text:p>
          </table:table-cell>
          <table:table-cell table:style-name="ce50" table:number-columns-repeated="3"/>
          <table:table-cell table:style-name="ce52" table:formula="of:=SUM([.D24:.H24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8">
          <table:covered-table-cell/>
          <table:table-cell table:style-name="ce6" office:value-type="string" calcext:value-type="string">
            <text:p>memTerm</text:p>
          </table:table-cell>
          <table:table-cell table:style-name="ce22" office:value-type="string" calcext:value-type="string">
            <text:p>1+1+2</text:p>
          </table:table-cell>
          <table:table-cell table:style-name="ce50"/>
          <table:table-cell table:style-name="ce50" office:value-type="percentage" office:value="1" calcext:value-type="percentage">
            <text:p>100%</text:p>
          </table:table-cell>
          <table:table-cell table:style-name="ce50" table:number-columns-repeated="3"/>
          <table:table-cell table:style-name="ce52" table:formula="of:=SUM([.D25:.H25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8">
          <table:covered-table-cell/>
          <table:table-cell table:style-name="ce6" office:value-type="string" calcext:value-type="string">
            <text:p>memPrint</text:p>
          </table:table-cell>
          <table:table-cell table:style-name="ce22" office:value-type="string" calcext:value-type="string">
            <text:p>1+2+3</text:p>
          </table:table-cell>
          <table:table-cell table:style-name="ce50"/>
          <table:table-cell table:style-name="ce50" office:value-type="percentage" office:value="1" calcext:value-type="percentage">
            <text:p>100%</text:p>
          </table:table-cell>
          <table:table-cell table:style-name="ce50" table:number-columns-repeated="3"/>
          <table:table-cell table:style-name="ce52" table:formula="of:=SUM([.D26:.H26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memAlloc</text:p>
          </table:table-cell>
          <table:table-cell table:style-name="ce22" office:value-type="float" office:value="5" calcext:value-type="float">
            <text:p>5</text:p>
          </table:table-cell>
          <table:table-cell table:style-name="ce50" office:value-type="percentage" office:value="0.5" calcext:value-type="percentage">
            <text:p>50%</text:p>
          </table:table-cell>
          <table:table-cell table:style-name="ce50" table:number-columns-repeated="3"/>
          <table:table-cell table:style-name="ce50" office:value-type="percentage" office:value="0.5" calcext:value-type="percentage">
            <text:p>50%</text:p>
          </table:table-cell>
          <table:table-cell table:style-name="ce52" table:formula="of:=SUM([.D27:.H27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8">
          <table:covered-table-cell/>
          <table:table-cell table:style-name="ce6" office:value-type="string" calcext:value-type="string">
            <text:p>memFirstFitAlloc</text:p>
          </table:table-cell>
          <table:table-cell table:style-name="ce22" office:value-type="float" office:value="6" calcext:value-type="float">
            <text:p>6</text:p>
          </table:table-cell>
          <table:table-cell table:style-name="ce50"/>
          <table:table-cell table:style-name="ce50" office:value-type="percentage" office:value="1" calcext:value-type="percentage">
            <text:p>100%</text:p>
          </table:table-cell>
          <table:table-cell table:style-name="ce50" table:number-columns-repeated="3"/>
          <table:table-cell table:style-name="ce52" table:formula="of:=SUM([.D28:.H28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memBuddySystemAlloc</text:p>
          </table:table-cell>
          <table:table-cell table:style-name="ce22" office:value-type="float" office:value="6" calcext:value-type="float">
            <text:p>6</text:p>
          </table:table-cell>
          <table:table-cell table:style-name="ce50" table:number-columns-repeated="4"/>
          <table:table-cell table:style-name="ce50" office:value-type="percentage" office:value="1" calcext:value-type="percentage">
            <text:p>100%</text:p>
          </table:table-cell>
          <table:table-cell table:style-name="ce52" table:formula="of:=SUM([.D29:.H29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memFree</text:p>
          </table:table-cell>
          <table:table-cell table:style-name="ce22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percentage" office:value="1" calcext:value-type="percentage">
            <text:p>100%</text:p>
          </table:table-cell>
          <table:table-cell table:style-name="ce52" table:formula="of:=SUM([.D30:.H30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8">
          <table:covered-table-cell/>
          <table:table-cell table:style-name="ce6" office:value-type="string" calcext:value-type="string">
            <text:p>memFirstFitFree</text:p>
          </table:table-cell>
          <table:table-cell table:style-name="ce22" office:value-type="float" office:value="6" calcext:value-type="float">
            <text:p>6</text:p>
          </table:table-cell>
          <table:table-cell table:style-name="ce50"/>
          <table:table-cell table:style-name="ce50" office:value-type="percentage" office:value="1" calcext:value-type="percentage">
            <text:p>100%</text:p>
          </table:table-cell>
          <table:table-cell table:style-name="ce50" table:number-columns-repeated="3"/>
          <table:table-cell table:style-name="ce52" table:formula="of:=SUM([.D31:.H31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6" office:value-type="string" calcext:value-type="string">
            <text:p>memBuddySystemFree</text:p>
          </table:table-cell>
          <table:table-cell table:style-name="ce22" office:value-type="float" office:value="6" calcext:value-type="float">
            <text:p>6</text:p>
          </table:table-cell>
          <table:table-cell table:style-name="ce50" table:number-columns-repeated="4"/>
          <table:table-cell table:style-name="ce50" office:value-type="percentage" office:value="1" calcext:value-type="percentage">
            <text:p>100%</text:p>
          </table:table-cell>
          <table:table-cell table:style-name="ce52" table:formula="of:=SUM([.D32:.H32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 table:number-columns-spanned="1" table:number-rows-spanned="8">
            <text:p>SIM</text:p>
          </table:table-cell>
          <table:table-cell table:style-name="ce11" office:value-type="string" calcext:value-type="string">
            <text:p>simInit</text:p>
          </table:table-cell>
          <table:table-cell table:style-name="ce18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33:.H33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imTerm</text:p>
          </table:table-cell>
          <table:table-cell table:style-name="ce18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34:.H34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imPrint</text:p>
          </table:table-cell>
          <table:table-cell table:style-name="ce18" office:value-type="float" office:value="4" calcext:value-type="float">
            <text:p>4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35:.H35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imLoad</text:p>
          </table:table-cell>
          <table:table-cell table:style-name="ce18" office:value-type="float" office:value="6" calcext:value-type="float">
            <text:p>6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36:.H36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imRandomFill</text:p>
          </table:table-cell>
          <table:table-cell table:style-name="ce18" office:value-type="float" office:value="5" calcext:value-type="float">
            <text:p>5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37:.H37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imGetProcess</text:p>
          </table:table-cell>
          <table:table-cell table:style-name="ce18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38:.H38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imStep</text:p>
          </table:table-cell>
          <table:table-cell table:style-name="ce18" office:value-type="float" office:value="6" calcext:value-type="float">
            <text:p>6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4"/>
          <table:table-cell table:style-name="ce51" table:formula="of:=SUM([.D39:.H39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3">
          <table:covered-table-cell/>
          <table:table-cell table:style-name="ce11" office:value-type="string" calcext:value-type="string">
            <text:p>simRun</text:p>
          </table:table-cell>
          <table:table-cell table:style-name="ce18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percentage" office:value="1" calcext:value-type="percentage">
            <text:p>100%</text:p>
          </table:table-cell>
          <table:table-cell table:style-name="ce49" table:number-columns-repeated="2"/>
          <table:table-cell table:style-name="ce51" table:formula="of:=SUM([.D40:.H40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9">
          <table:table-cell table:style-name="ce24" table:number-columns-repeated="2"/>
          <table:table-cell table:style-name="ce3" table:number-columns-repeated="7"/>
          <table:table-cell table:style-name="ce25" table:number-columns-repeated="1014"/>
          <table:table-cell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D3:participation.H40">
            <calcext:condition calcext:apply-style-name="cf4" calcext:value="&lt;0" calcext:base-cell-address="group.A1"/>
          </calcext:conditional-format>
          <calcext:conditional-format calcext:target-range-address="participation.I3:participation.I40">
            <calcext:condition calcext:apply-style-name="cf4" calcext:value="&gt;1" calcext:base-cell-address="group.A1"/>
            <calcext:condition calcext:apply-style-name="cf3" calcext:value="=1" calcext:base-cell-address="group.A1"/>
          </calcext:conditional-format>
        </calcext:conditional-formats>
      </table:table>
      <table:table table:name="comments" table:style-name="ta2">
        <table:table-column table:style-name="co1" table:number-columns-repeated="64" table:default-cell-style-name="ce56"/>
        <table:table-column table:style-name="co4" table:number-columns-repeated="960" table:default-cell-style-name="ce5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/>
    <style:font-face style:name="Ubuntu" svg:font-family="Ubuntu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text>BOOL</number:text>
      <number:year/>
      <number:text>AN</number:text>
    </number:date-style>
    <number:number-style style:name="N121">
      <number:number number:decimal-places="0" number:min-decimal-places="0" number:min-integer-digits="6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81d41a" style:vertical-align="automatic"/>
    </style:style>
    <style:style style:name="cf2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cc0000" style:text-align-source="fix" style:repeat-content="false" style:vertical-align="middle"/>
      <style:paragraph-properties fo:text-align="center"/>
      <style:text-properties fo:color="#ffffff" style:font-name="Ubuntu" fo:font-family="Ubuntu" fo:font-size="8pt" fo:font-weight="bold" style:font-name-asian="Ubuntu" style:font-family-asian="Ubuntu" style:font-size-asian="8pt" style:font-weight-asian="bold" style:font-name-complex="Ubuntu" style:font-family-complex="Ubuntu" style:font-size-complex="8pt" style:font-weight-complex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vertical-align="automatic"/>
      <style:text-properties style:font-name="Ubuntu" fo:font-family="Ubuntu" fo:font-size="8pt" style:font-name-asian="Ubuntu" style:font-family-asian="Ubuntu" style:font-size-asian="8pt" style:font-name-complex="Ubuntu" style:font-family-complex="Ubuntu" style:font-size-complex="8pt"/>
    </style:style>
    <style:style style:name="cf3" style:family="table-cell" style:parent-style-name="Default">
      <style:table-cell-properties fo:background-color="#81d41a"/>
      <style:text-properties fo:color="#000000"/>
    </style:style>
    <style:style style:name="cf4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3362in" fo:margin-left="0in" fo:margin-right="0in" fo:margin-bottom="0in"/>
      </style:header-style>
      <style:footer-style>
        <style:header-footer-properties fo:min-height="0.3362in" fo:margin-left="0in" fo:margin-right="0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362in" fo:margin-left="0in" fo:margin-right="0in" fo:margin-bottom="0in"/>
      </style:header-style>
      <style:footer-style>
        <style:header-footer-properties fo:min-height="0.3362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12-28T14:47:45Z</meta:creation-date>
    <dc:date>2023-12-23T23:09:40.916675254</dc:date>
    <meta:editing-cycles>98</meta:editing-cycles>
    <meta:editing-duration>PT11H59M11S</meta:editing-duration>
    <meta:document-statistic meta:table-count="3" meta:cell-count="192" meta:object-count="0"/>
  </office:meta>
</office:document-meta>
</file>